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2cm" draw:marker-end-width="0.2cm" draw:fill-color="#ffffff" draw:textarea-horizontal-align="justify" draw:textarea-vertical-align="middle" draw:auto-grow-height="false" fo:min-height="1.15cm" fo:min-width="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3.328cm" fo:min-width="5.76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center" draw:textarea-vertical-align="top" draw:auto-grow-height="false" fo:min-height="4.243cm" fo:min-width="10.197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3.802cm" fo:min-width="6.05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6.3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4.35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4.108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5cm" svg:x="8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5.2cm" svg:x="4.5cm" svg:y="1.3cm">
          <text:p text:style-name="P2"><text:span text:style-name="T1">St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797cm" svg:height="4.593cm" draw:transform="rotate (-0.00244346095279215) translate (10.007cm 7.99cm)">
          <text:p text:style-name="P2"><text:span text:style-name="T1">Dynamic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cm" svg:height="4.6cm" svg:x="1.1cm" svg:y="8cm">
          <text:p text:style-name="P2"><text:span text:style-name="T1">Proo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9.8cm" svg:height="2cm" svg:x="10.5cm" svg:y="9.7cm">
          <text:p text:style-name="P3">datatype rps_t (rps_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7cm" svg:height="2cm" svg:x="5.5cm" svg:y="3.6cm">
          <text:p text:style-name="P3">datasort rps_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0.5cm" svg:y1="10.7cm" svg:x2="9cm" svg:y2="5.6cm" draw:start-shape="id1" draw:start-glue-point="6" draw:end-shape="id2" svg:d="M10500 10700c-1000 0-1500-1700-1500-5100" svg:viewBox="0 0 1501 5101">
          <text:p/>
        </draw:connector>
        <draw:frame draw:style-name="gr8" draw:text-style-name="P5" draw:layer="layout" svg:width="4.708cm" svg:height="1.431cm" svg:x="9cm" svg:y="6.5cm">
          <draw:text-box>
            <text:p><text:span text:style-name="T1">Depends 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4:26:09.199164111</meta:creation-date>
    <dc:date>2015-11-06T15:18:48.694058379</dc:date>
    <meta:editing-duration>PT37M41S</meta:editing-duration>
    <meta:editing-cycles>24</meta:editing-cycles>
    <meta:generator>LibreOffice/5.0.3.2$Linux_X86_64 LibreOffice_project/00m0$Build-2</meta:generator>
    <meta:document-statistic meta:object-count="8"/>
  </office:meta>
</office:document-meta>
</file>